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4.35cm"/>
    </style:style>
    <style:style style:name="gr2" style:family="graphic" style:parent-style-name="standard">
      <style:graphic-properties draw:stroke="solid" svg:stroke-color="#000000" draw:fill="none" draw:fill-color="#ffffff" fo:min-height="2.371cm"/>
    </style:style>
    <style:style style:name="gr3" style:family="graphic" style:parent-style-name="standard">
      <style:graphic-properties draw:stroke="solid" svg:stroke-color="#000000" draw:fill="none" draw:fill-color="#ffffff" fo:min-height="2.84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5.85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104cm" fo:min-width="1.90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104cm" fo:min-width="1.764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stroke="solid" svg:stroke-color="#000000" draw:fill="none" draw:fill-color="#ffffff" fo:min-height="3.31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25.8cm" svg:height="4.991cm" svg:x="1.8cm" svg:y="1.8cm">
          <draw:text-box>
            <text:p text:style-name="P1"><text:span text:style-name="T1">SUP.TABLEFIELDS</text:span></text:p>
            <text:p text:style-name="P1"><text:span text:style-name="T1"/></text:p>
            <text:p><text:span text:style-name="T2">Idtablefields</text:span><text:span text:style-name="T2"><text:tab/></text:span><text:span text:style-name="T2">tablefields</text:span><text:span text:style-name="T2"><text:tab/></text:span><text:span text:style-name="T2">table</text:span><text:span text:style-name="T2"><text:tab/></text:span><text:span text:style-name="T2"><text:tab/></text:span><text:span text:style-name="T2">headers</text:span><text:span text:style-name="T2"><text:tab/></text:span><text:span text:style-name="T2"><text:tab/></text:span><text:span text:style-name="T2">link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ablename</text:span></text:p>
            <text:p><text:span text:style-name="T2"/></text:p>
            <text:p><text:span text:style-name="T2">2</text:span><text:span text:style-name="T2"><text:tab/></text:span><text:span text:style-name="T2"><text:tab/></text:span><text:span text:style-name="T2">idnk</text:span><text:span text:style-name="T2"><text:tab/></text:span><text:span text:style-name="T2"><text:tab/></text:span><text:span text:style-name="T2">ent.flow</text:span><text:span text:style-name="T2"><text:tab/></text:span><text:span text:style-name="T2">Наименование</text:span><text:span text:style-name="T2"><text:tab/></text:span><text:span text:style-name="T2">2.3..Номенклатура_сокращ.Наименование</text:span><text:span text:style-name="T2"><text:tab/></text:span><text:span text:style-name="T2">Приём на склад_полная</text:span></text:p>
            <text:p><text:span text:style-name="T2">4</text:span><text:span text:style-name="T2"><text:tab/></text:span><text:span text:style-name="T2"><text:tab/></text:span><text:span text:style-name="T2">idnkwh</text:span><text:span text:style-name="T2"><text:tab/></text:span><text:span text:style-name="T2">ent.flow</text:span><text:span text:style-name="T2"><text:tab/></text:span><text:span text:style-name="T2">Склад</text:span><text:span text:style-name="T2"><text:tab/></text:span><text:span text:style-name="T2"><text:tab/></text:span><text:span text:style-name="T2"><text:tab/></text:span><text:span text:style-name="T2">3.11..Склады_сокращ.Наименование</text:span><text:span text:style-name="T2"><text:tab/></text:span><text:span text:style-name="T2"><text:tab/></text:span><text:span text:style-name="T2">Приём на склад_полная</text:span></text:p>
            <text:p><text:span text:style-name="T2">…</text:span><text:span text:style-name="T2"><text:tab/></text:span><text:span text:style-name="T2"><text:tab/></text:span><text:span text:style-name="T2">…</text:span><text:span text:style-name="T2"><text:tab/></text:span><text:span text:style-name="T2"><text:tab/></text:span><text:span text:style-name="T2">…</text:span><text:span text:style-name="T2"><text:tab/></text:span><text:span text:style-name="T2"><text:tab/></text:span><text:span text:style-name="T2">…</text:span><text:span text:style-name="T2"><text:tab/></text:span><text:span text:style-name="T2"><text:tab/></text:span><text:span text:style-name="T2"><text:tab/></text:span><text:span text:style-name="T2">…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...</text:span></text:p>
            <text:p><text:span text:style-name="T2">23</text:span><text:span text:style-name="T2"><text:tab/></text:span><text:span text:style-name="T2"><text:tab/></text:span><text:span text:style-name="T2">wh</text:span><text:span text:style-name="T2"><text:tab/></text:span><text:span text:style-name="T2"><text:tab/></text:span><text:span text:style-name="T2">ent.wh</text:span><text:span text:style-name="T2"><text:tab/></text:span><text:span text:style-name="T2"><text:tab/></text:span><text:span text:style-name="T2">Наименование</text:span><text:span text:style-name="T2"><text:tab/></text:span><text:span text:style-name="T2">1.8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Склады_сокращ</text:span></text:p>
            <text:p><text:span text:style-name="T2">…</text:span><text:span text:style-name="T2"><text:tab/></text:span><text:span text:style-name="T2"><text:tab/></text:span><text:span text:style-name="T2">…</text:span><text:span text:style-name="T2"><text:tab/></text:span><text:span text:style-name="T2"><text:tab/></text:span><text:span text:style-name="T2">…</text:span><text:span text:style-name="T2"><text:tab/></text:span><text:span text:style-name="T2"><text:tab/></text:span><text:span text:style-name="T2">…</text:span><text:span text:style-name="T2"><text:tab/></text:span><text:span text:style-name="T2"><text:tab/></text:span><text:span text:style-name="T2"><text:tab/></text:span><text:span text:style-name="T2">…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…</text:span></text:p>
            <text:p><text:span text:style-name="T2">34</text:span><text:span text:style-name="T2"><text:tab/></text:span><text:span text:style-name="T2"><text:tab/></text:span><text:span text:style-name="T2">nk</text:span><text:span text:style-name="T2"><text:tab/></text:span><text:span text:style-name="T2"><text:tab/></text:span><text:span text:style-name="T2">ent.nk</text:span><text:span text:style-name="T2"><text:tab/></text:span><text:span text:style-name="T2"><text:tab/></text:span><text:span text:style-name="T2">Наименование</text:span><text:span text:style-name="T2"><text:tab/></text:span><text:span text:style-name="T2">1.8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Номенклатура_сокращ</text:span></text:p>
          </draw:text-box>
        </draw:frame>
        <draw:frame draw:style-name="gr2" draw:text-style-name="P2" draw:layer="layout" svg:width="9.4cm" svg:height="2.621cm" svg:x="1.8cm" svg:y="7.1cm">
          <draw:text-box>
            <text:p text:style-name="P1"><text:span text:style-name="T1">ENT.FLOW</text:span></text:p>
            <text:p text:style-name="P1"><text:span text:style-name="T1"/></text:p>
            <text:p><text:span text:style-name="T2">Idflow</text:span><text:span text:style-name="T2"><text:tab/></text:span><text:span text:style-name="T2"><text:tab/></text:span><text:span text:style-name="T2">flow</text:span><text:span text:style-name="T2"><text:tab/></text:span><text:span text:style-name="T2"><text:tab/></text:span><text:span text:style-name="T2">…</text:span><text:span text:style-name="T2"><text:tab/></text:span><text:span text:style-name="T2"><text:tab/></text:span><text:span text:style-name="T2">idnkwh</text:span></text:p>
            <text:p><text:span text:style-name="T2"/></text:p>
            <text:p><text:span text:style-name="T2">2</text:span><text:span text:style-name="T2"><text:tab/></text:span><text:span text:style-name="T2"><text:tab/></text:span><text:span text:style-name="T2">3</text:span><text:span text:style-name="T2"><text:tab/></text:span><text:span text:style-name="T2"><text:tab/></text:span><text:span text:style-name="T2"><text:tab/></text:span><text:span text:style-name="T2"><text:tab/></text:span><text:span text:style-name="T2">2</text:span></text:p>
          </draw:text-box>
        </draw:frame>
        <draw:frame draw:style-name="gr3" draw:text-style-name="P2" draw:layer="layout" svg:width="9.4cm" svg:height="3.095cm" svg:x="18.2cm" svg:y="7.1cm">
          <draw:text-box>
            <text:p text:style-name="P1"><text:span text:style-name="T1">ENT.WH</text:span></text:p>
            <text:p text:style-name="P1"><text:span text:style-name="T1"/></text:p>
            <text:p><text:span text:style-name="T2">Idwh</text:span><text:span text:style-name="T2"><text:tab/></text:span><text:span text:style-name="T2"><text:tab/></text:span><text:span text:style-name="T2">wh</text:span><text:span text:style-name="T2"><text:tab/></text:span><text:span text:style-name="T2"><text:tab/></text:span><text:span text:style-name="T2">…</text:span></text:p>
            <text:p><text:span text:style-name="T2"/></text:p>
            <text:p><text:span text:style-name="T2">2</text:span><text:span text:style-name="T2"><text:tab/></text:span><text:span text:style-name="T2"><text:tab/></text:span><text:span text:style-name="T2">О203</text:span></text:p>
            <text:p><text:span text:style-name="T2">3</text:span><text:span text:style-name="T2"><text:tab/></text:span><text:span text:style-name="T2"><text:tab/></text:span><text:span text:style-name="T2">Ц6</text:span></text:p>
          </draw:text-box>
        </draw:frame>
        <draw:frame draw:style-name="gr3" draw:text-style-name="P2" draw:layer="layout" svg:width="9.4cm" svg:height="3.095cm" svg:x="10.1cm" svg:y="10.5cm">
          <draw:text-box>
            <text:p text:style-name="P1"><text:span text:style-name="T1">ENT.NKWH</text:span></text:p>
            <text:p text:style-name="P1"><text:span text:style-name="T1"/></text:p>
            <text:p><text:span text:style-name="T2">Idnkwh</text:span><text:span text:style-name="T2"><text:tab/></text:span><text:span text:style-name="T2">idnk</text:span><text:span text:style-name="T2"><text:tab/></text:span><text:span text:style-name="T2"><text:tab/></text:span><text:span text:style-name="T2">idwh</text:span><text:span text:style-name="T2"><text:tab/></text:span><text:span text:style-name="T2"><text:tab/></text:span><text:span text:style-name="T2">…</text:span></text:p>
            <text:p><text:span text:style-name="T2"/></text:p>
            <text:p><text:span text:style-name="T2">2</text:span><text:span text:style-name="T2"><text:tab/></text:span><text:span text:style-name="T2"><text:tab/></text:span><text:span text:style-name="T2">2087</text:span><text:span text:style-name="T2"><text:tab/></text:span><text:span text:style-name="T2"><text:tab/></text:span><text:span text:style-name="T2">2</text:span></text:p>
            <text:p><text:span text:style-name="T2">3</text:span><text:span text:style-name="T2"><text:tab/></text:span><text:span text:style-name="T2"><text:tab/></text:span><text:span text:style-name="T2">2088</text:span><text:span text:style-name="T2"><text:tab/></text:span><text:span text:style-name="T2"><text:tab/></text:span><text:span text:style-name="T2">3</text:span></text:p>
          </draw:text-box>
        </draw:frame>
        <draw:custom-shape draw:style-name="gr4" draw:text-style-name="P3" xml:id="id1" draw:id="id1" draw:layer="layout" svg:width="0.6cm" svg:height="0.6cm" svg:x="15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5.8cm" svg:y1="12.7cm" svg:x2="17.975cm" svg:y2="9.374cm" draw:start-shape="id1" draw:start-glue-point="10" svg:d="M15800 12700c2008 0 921-3326 2175-3326" svg:viewBox="0 0 2176 3327">
          <text:p/>
        </draw:connector>
        <draw:custom-shape draw:style-name="gr4" draw:text-style-name="P3" draw:layer="layout" svg:width="0.6cm" svg:height="0.6cm" svg:x="9.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3" draw:layer="layout" svg:width="3.128cm" svg:height="0.745cm" draw:transform="rotate (-1.5707963267949) translate (10.092cm 9.6cm)" svg:viewBox="0 0 3129 746" svg:d="M0 600c222 9 443 1 666 27 250 30 503-10 754 27 243 35 488 72 733 82 235 10 475 25 710-27l200-273 22-273 44-163">
          <text:p/>
        </draw:path>
        <draw:frame draw:style-name="gr7" draw:text-style-name="P5" draw:layer="layout" svg:width="26.6cm" svg:height="6.1cm" svg:x="1.6cm" svg:y="13.6cm">
          <draw:text-box>
            <text:p text:style-name="P4"><text:span text:style-name="T2">Запись значения </text:span><text:span text:style-name="T1">V</text:span><text:span text:style-name="T2">(header = «Склад») в ent.flow.idnkwh:</text:span></text:p>
            <text:p text:style-name="P4"><text:span text:style-name="T2">1. Берём из sup.tablefields значения </text:span><text:span text:style-name="T1">T1</text:span><text:span text:style-name="T2">=&lt;table&gt;, </text:span><text:span text:style-name="T1">F1</text:span><text:span text:style-name="T2">=&lt;tablefields&gt;, для которых tablename = links.at(3) и headers = links.at(4). </text:span><text:span text:style-name="T1">T1 </text:span><text:span text:style-name="T2">= ent.wh, </text:span><text:span text:style-name="T1">F1 </text:span><text:span text:style-name="T2">= wh.</text:span></text:p>
            <text:p text:style-name="P4"><text:span text:style-name="T2">2. Берём из </text:span><text:span text:style-name="T1">T1 </text:span><text:span text:style-name="T2">значение </text:span><text:span text:style-name="T1">V1</text:span><text:span text:style-name="T2"> = id&lt;</text:span><text:span text:style-name="T1">F1</text:span><text:span text:style-name="T2">&gt; такое, что &lt;</text:span><text:span text:style-name="T1">F1</text:span><text:span text:style-name="T2">&gt; = </text:span><text:span text:style-name="T1">V</text:span><text:span text:style-name="T3">. Т.е. берём из ent.wh значение idwh, для которого wh = «О203». </text:span><text:span text:style-name="T1">V1 </text:span><text:span text:style-name="T3">= 2.</text:span></text:p>
            <text:p text:style-name="P4"><text:span text:style-name="T3">3. Берём из sup.tablefields значения </text:span><text:span text:style-name="T1">T2</text:span><text:span text:style-name="T3">=&lt;table&gt;, </text:span><text:span text:style-name="T1">F2</text:span><text:span text:style-name="T3">=&lt;tablefields&gt;, для которых tablename = текущая_таблица («Приём на склад_полная»), headers = тек_заголовок («Склад»). </text:span><text:span text:style-name="T1">T2 </text:span><text:span text:style-name="T3">= ent.flow, </text:span><text:span text:style-name="T1">F2</text:span><text:span text:style-name="T3"> = idnkwh.</text:span></text:p>
            <text:p text:style-name="P4"><text:span text:style-name="T3">4. Берём из sup.tablefields значения </text:span><text:span text:style-name="T1">T3</text:span><text:span text:style-name="T3">=&lt;table&gt;, </text:span><text:span text:style-name="T1">F3</text:span><text:span text:style-name="T3">=&lt;tablefields&gt;, </text:span><text:span text:style-name="T1">L3 </text:span><text:span text:style-name="T3">= &lt;links&gt; для которых tablename = текущая_таблица, headers = «Наименование». </text:span><text:span text:style-name="T1">T3 </text:span><text:span text:style-name="T3">= ent.flow, </text:span><text:span text:style-name="T1">F3</text:span><text:span text:style-name="T3"> = idnk, </text:span><text:span text:style-name="T1">L3 </text:span><text:span text:style-name="T3">= «2.3..Номенклатура_сокращ.Наименование».</text:span></text:p>
            <text:p text:style-name="P4"><text:span text:style-name="T3">5. Берём из sup.tablefields значения T4 = &lt;table&gt;, F4 = &lt;tablefields&gt;, для которых tablename=L3.at(2) и headers=L3.at(3). </text:span><text:span text:style-name="T1">T4 </text:span><text:span text:style-name="T3">= ent.nk, </text:span><text:span text:style-name="T1">F4 </text:span><text:span text:style-name="T3">= nk.</text:span></text:p>
            <text:p text:style-name="P4"><text:span text:style-name="T3">6. Берём из </text:span><text:span text:style-name="T1">T4 </text:span><text:span text:style-name="T3">значение </text:span><text:span text:style-name="T1">V2 </text:span><text:span text:style-name="T3">= &lt;</text:span><text:span text:style-name="T1">F3</text:span><text:span text:style-name="T3">&gt;, для которого </text:span><text:span text:style-name="T1">F4 </text:span><text:span text:style-name="T3">= </text:span><text:span text:style-name="T1">V</text:span><text:span text:style-name="T3">(header = «Наименование»). V2 = 2087.</text:span></text:p>
            <text:p text:style-name="P4"><text:span text:style-name="T3">7. Берём из (F2 - «id») </text:span></text:p>
          </draw:text-box>
        </draw:frame>
        <draw:custom-shape draw:style-name="gr8" draw:text-style-name="P3" draw:layer="layout" svg:width="3.4cm" svg:height="0.5cm" svg:x="14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3" draw:layer="layout" svg:width="5.347cm" svg:height="1.034cm" draw:transform="rotate (-0.321664181142555) translate (16.9381691251519cm 3.81920996468098cm)" svg:viewBox="0 0 5348 1035" svg:d="M0 1035c294-1 589 1 880-35 299-37 603 9 889-95 301-110 616-42 922-163 255-101 517-151 795-208 321-66 628-173 939-283 257-91 540-100 794-208l129-43">
          <text:p/>
        </draw:path>
        <draw:custom-shape draw:style-name="gr9" draw:text-style-name="P3" draw:layer="layout" svg:width="3.2cm" svg:height="0.5cm" svg:x="17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3" draw:layer="layout" svg:width="5.918cm" svg:height="1.176cm" draw:transform="rotate (-2.8944540315074) translate (18.3849502054926cm 4.74976622990369cm)" svg:viewBox="0 0 5919 1177" svg:d="M0 4c306-23 608 63 913 61 316-2 613-45 933-18 302 25 583 36 859 161 267 120 524 273 820 319 298 47 577 177 853 300 269 120 485 390 813 345l344-138 331-198 53 14">
          <text:p/>
        </draw:path>
        <draw:frame draw:style-name="gr10" draw:text-style-name="P7" draw:layer="layout" svg:width="0.6cm" svg:height="0.645cm" svg:x="12.3cm" svg:y="4.6cm">
          <draw:text-box>
            <text:p text:style-name="P6"><text:span text:style-name="T4">1</text:span></text:p>
          </draw:text-box>
        </draw:frame>
        <draw:frame draw:style-name="gr10" draw:text-style-name="P7" draw:layer="layout" svg:width="0.6cm" svg:height="0.645cm" svg:x="21.2cm" svg:y="4.955cm">
          <draw:text-box>
            <text:p text:style-name="P6"><text:span text:style-name="T4">1</text:span></text:p>
          </draw:text-box>
        </draw:frame>
      </draw:page>
      <draw:page draw:name="page2" draw:style-name="dp1" draw:master-page-name="Обычный">
        <draw:frame draw:style-name="gr11" draw:text-style-name="P2" draw:layer="layout" svg:width="25.8cm" svg:height="3.569cm" svg:x="1.8cm" svg:y="1.801cm">
          <draw:text-box>
            <text:p text:style-name="P1"><text:span text:style-name="T1">SUP.TABLEFIELDS</text:span></text:p>
            <text:p text:style-name="P1"><text:span text:style-name="T1"/></text:p>
            <text:p><text:span text:style-name="T2">Idtablefields</text:span><text:span text:style-name="T2"><text:tab/></text:span><text:span text:style-name="T2">tablefields</text:span><text:span text:style-name="T2"><text:tab/></text:span><text:span text:style-name="T2">table</text:span><text:span text:style-name="T2"><text:tab/></text:span><text:span text:style-name="T2"><text:tab/></text:span><text:span text:style-name="T2">headers</text:span><text:span text:style-name="T2"><text:tab/></text:span><text:span text:style-name="T2"><text:tab/></text:span><text:span text:style-name="T2">link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ablename</text:span></text:p>
            <text:p><text:span text:style-name="T2"/></text:p>
            <text:p><text:span text:style-name="T2">4</text:span><text:span text:style-name="T2"><text:tab/></text:span><text:span text:style-name="T2"><text:tab/></text:span><text:span text:style-name="T2">idnkwh</text:span><text:span text:style-name="T2"><text:tab/></text:span><text:span text:style-name="T2">ent.flow</text:span><text:span text:style-name="T2"><text:tab/></text:span><text:span text:style-name="T2">Склад</text:span><text:span text:style-name="T2"><text:tab/></text:span><text:span text:style-name="T2"><text:tab/></text:span><text:span text:style-name="T2"><text:tab/></text:span><text:span text:style-name="T2">3.11..Склады_сокращ.Наименование</text:span><text:span text:style-name="T2"><text:tab/></text:span><text:span text:style-name="T2">Приём на склад_полная</text:span></text:p>
            <text:p><text:span text:style-name="T2">…</text:span></text:p>
            <text:p><text:span text:style-name="T2">23</text:span><text:span text:style-name="T2"><text:tab/></text:span><text:span text:style-name="T2"><text:tab/></text:span><text:span text:style-name="T2">wh</text:span><text:span text:style-name="T2"><text:tab/></text:span><text:span text:style-name="T2"><text:tab/></text:span><text:span text:style-name="T2">ent.wh</text:span><text:span text:style-name="T2"><text:tab/></text:span><text:span text:style-name="T2"><text:tab/></text:span><text:span text:style-name="T2">Наименование</text:span><text:span text:style-name="T2"><text:tab/></text:span><text:span text:style-name="T2">1.8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Склады_сокращ</text:span></text:p>
          </draw:text-box>
        </draw:frame>
        <draw:frame draw:style-name="gr2" draw:text-style-name="P2" draw:layer="layout" svg:width="9.4cm" svg:height="2.621cm" svg:x="1.8cm" svg:y="6.001cm">
          <draw:text-box>
            <text:p text:style-name="P1"><text:span text:style-name="T1">ENT.FLOW</text:span></text:p>
            <text:p text:style-name="P1"><text:span text:style-name="T1"/></text:p>
            <text:p><text:span text:style-name="T2">Idflow</text:span><text:span text:style-name="T2"><text:tab/></text:span><text:span text:style-name="T2"><text:tab/></text:span><text:span text:style-name="T2">flow</text:span><text:span text:style-name="T2"><text:tab/></text:span><text:span text:style-name="T2"><text:tab/></text:span><text:span text:style-name="T2">…</text:span><text:span text:style-name="T2"><text:tab/></text:span><text:span text:style-name="T2"><text:tab/></text:span><text:span text:style-name="T2">idnkwh</text:span></text:p>
            <text:p><text:span text:style-name="T2"/></text:p>
            <text:p><text:span text:style-name="T2">2</text:span><text:span text:style-name="T2"><text:tab/></text:span><text:span text:style-name="T2"><text:tab/></text:span><text:span text:style-name="T2">3</text:span><text:span text:style-name="T2"><text:tab/></text:span><text:span text:style-name="T2"><text:tab/></text:span><text:span text:style-name="T2"><text:tab/></text:span><text:span text:style-name="T2"><text:tab/></text:span><text:span text:style-name="T2">2</text:span></text:p>
          </draw:text-box>
        </draw:frame>
        <draw:frame draw:style-name="gr3" draw:text-style-name="P2" draw:layer="layout" svg:width="9.4cm" svg:height="3.095cm" svg:x="18.2cm" svg:y="6.001cm">
          <draw:text-box>
            <text:p text:style-name="P1"><text:span text:style-name="T1">ENT.WH</text:span></text:p>
            <text:p text:style-name="P1"><text:span text:style-name="T1"/></text:p>
            <text:p><text:span text:style-name="T2">Idwh</text:span><text:span text:style-name="T2"><text:tab/></text:span><text:span text:style-name="T2"><text:tab/></text:span><text:span text:style-name="T2">wh</text:span><text:span text:style-name="T2"><text:tab/></text:span><text:span text:style-name="T2"><text:tab/></text:span><text:span text:style-name="T2">…</text:span></text:p>
            <text:p><text:span text:style-name="T2"/></text:p>
            <text:p><text:span text:style-name="T2">2</text:span><text:span text:style-name="T2"><text:tab/></text:span><text:span text:style-name="T2"><text:tab/></text:span><text:span text:style-name="T2">О203</text:span></text:p>
            <text:p><text:span text:style-name="T2">3</text:span><text:span text:style-name="T2"><text:tab/></text:span><text:span text:style-name="T2"><text:tab/></text:span><text:span text:style-name="T2">Ц6</text:span></text:p>
          </draw:text-box>
        </draw:frame>
        <draw:frame draw:style-name="gr3" draw:text-style-name="P2" draw:layer="layout" svg:width="9.4cm" svg:height="3.095cm" svg:x="10.1cm" svg:y="10.101cm">
          <draw:text-box>
            <text:p text:style-name="P1"><text:span text:style-name="T1">ENT.NKWH</text:span></text:p>
            <text:p text:style-name="P1"><text:span text:style-name="T1"/></text:p>
            <text:p><text:span text:style-name="T2">Idnkwh</text:span><text:span text:style-name="T2"><text:tab/></text:span><text:span text:style-name="T2">nkwh</text:span><text:span text:style-name="T2"><text:tab/></text:span><text:span text:style-name="T2"><text:tab/></text:span><text:span text:style-name="T2">idwh</text:span><text:span text:style-name="T2"><text:tab/></text:span><text:span text:style-name="T2"><text:tab/></text:span><text:span text:style-name="T2">…</text:span></text:p>
            <text:p><text:span text:style-name="T2"/></text:p>
            <text:p><text:span text:style-name="T2">2</text:span><text:span text:style-name="T2"><text:tab/></text:span><text:span text:style-name="T2"><text:tab/></text:span><text:span text:style-name="T2">2087</text:span><text:span text:style-name="T2"><text:tab/></text:span><text:span text:style-name="T2"><text:tab/></text:span><text:span text:style-name="T2">2</text:span></text:p>
            <text:p><text:span text:style-name="T2">3</text:span><text:span text:style-name="T2"><text:tab/></text:span><text:span text:style-name="T2"><text:tab/></text:span><text:span text:style-name="T2">2088</text:span><text:span text:style-name="T2"><text:tab/></text:span><text:span text:style-name="T2"><text:tab/></text:span><text:span text:style-name="T2">3</text:span></text:p>
          </draw:text-box>
        </draw:frame>
        <draw:custom-shape draw:style-name="gr4" draw:text-style-name="P3" xml:id="id2" draw:id="id2" draw:layer="layout" svg:width="0.6cm" svg:height="0.6cm" svg:x="15.2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5.8cm" svg:y1="12.301cm" svg:x2="18.03cm" svg:y2="8.375cm" draw:start-shape="id2" draw:start-glue-point="10" svg:d="M15800 12301c2049 0 934-3926 2230-3926" svg:viewBox="0 0 2231 3927">
          <text:p/>
        </draw:connector>
        <draw:custom-shape draw:style-name="gr4" draw:text-style-name="P3" draw:layer="layout" svg:width="0.6cm" svg:height="0.6cm" svg:x="9.3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3" draw:layer="layout" svg:width="3.845cm" svg:height="0.745cm" draw:transform="rotate (-1.5707963267949) translate (10.092cm 8.484cm)" svg:viewBox="0 0 3846 746" svg:d="M0 600c273 9 544 1 819 27 307 30 618-10 927 27 298 35 599 72 900 82 289 10 584 25 873-27l246-273 27-273 54-16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8T17:52:30.932000000</meta:creation-date>
    <dc:date>2015-02-08T23:06:14.892000000</dc:date>
    <meta:editing-duration>PT14M49S</meta:editing-duration>
    <meta:editing-cycles>2</meta:editing-cycles>
    <meta:generator>LibreOffice/4.4.0.3$Windows_x86 LibreOffice_project/de093506bcdc5fafd9023ee680b8c60e3e0645d7</meta:generator>
    <meta:document-statistic meta:object-count="23"/>
  </office:meta>
</office:document-meta>
</file>